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automatic-styles/>
  <office:body>
    <office:text>
      <text:p>поиск цена артикул капуста цвет Таблица банан Объем Извлечение артикул Заявка позиция параграф длина Каталог индекс сегментация морковь фича поставка текст заявка , фича банан поставка поставка поиск извлечение параграф арбуз сегментация высота помидор страница каталог Данные текст плотность скан Длина Параграф Вес плотность , Цена скан высота материал токен поиск система материал плотность Окно нормализация , Длина Высота нормализация документ ширина помидор спецификация извлечение окно скан Ocr Морковь Арбуз документ банан , Помидор фича изображение Поиск</text:p>
      <text:p>, Нормализация высота окно нормализация упаковка вес длина индекс нормализация поставка Спецификация размер Спецификация нормализация цена страница вес фича длина нормализация арбуз параграф ширина материал плотность заявка помидор упаковка огурец поставка фича поставка каталог Документ сегментация данные капуста нормализация извлечение окно модель таблица ocr скан Обработка Каталог Поставка параграф упаковка индекс высота документ капуста высота обработка арбуз ширина извлечение Поиск Ширина помидор</text:p>
      <text:p>каталог вес вес скан обработка упаковка поставка капуста , страница токен объем сегментация поиск капуста поставка Окно заявка спецификация ocr капуста Плотность модель Ширина страница позиция Огурец изображение помидор Нормализация скан капуста индекс размер Документ обработка поиск помидор позиция страница плотность позиция данные извлечение Система ocr вес позиция цвет данные текст обработка огурец морковь индекс Ширина индекс банан цвет система высота обработка поиск цвет Каталог высота заявка арбуз артикул изображение изображение упаковка Скан длина Огурец упаковка высота ширина Система длина индекс каталог объем сегментация длина Скан объем капуста изображение скан упаковка , заявка поставка артикул</text:p>
      <text:p>страница индекс размер Длина вес страница токен индекс Объем позиция помидор фича модель морковь обработка извлечение извлечение обработка материал заявка плотность скан Ширина цвет страница токен параграф фича упаковка сегментация Изображение текст спецификация страница Позиция Материал ширина скан капуста капуста морковь параграф Каталог SKU 619399 Ocr страница банан каталог материал Товар 44 SKU 562729 морковь спецификация Сегментация вес банан морковь материал размер Фича высота система каталог морковь таблица артикул материал окно Сегментация обработка модель Таблица Страница бренд Огурец контракт данные обработка токен Материал Фича Токен ocr извлечение документ вес Параграф сегментация Морковь сегментация Страница высота Банан Индекс модель токен</text:p>
      <text:p>Параграф высота параграф каталог Ширина цвет Плотность параграф Капуста ocr позиция длина цена цвет Товар 2 SKU 338908 вес арбуз плотность плотность система сегментация документ арбуз капуста Объем контракт плотность параграф обработка страница ширина фича позиция каталог упаковка таблица фича бренд индекс параграф извлечение фича модель сегментация материал заявка Заявка Морковь документ индекс Огурец Контракт заявка Длина контракт Капуста Таблица банан Капуста плотность упаковка заявка Поставка модель артикул заявка нормализация заявка размер Банан Морковь скан каталог цвет заявка скан длина цвет материал токен Длина цена окно Материал цена поставка банан изображение высота сегментация фича упаковка поиск спецификация фича морковь</text:p>
      <text:p>высота размер Упаковка , Арбуз капуста заявка спецификация поиск объем индекс текст нормализация Помидор , извлечение нормализация скан капуста заявка фича сегментация изображение Товар 26 SKU 449353 модель каталог обработка индекс размер фича Бренд позиция Высота данные капуста ширина данные арбуз таблица контракт цвет документ Модель материал контракт ocr скан поиск ocr нормализация Ширина извлечение упаковка Документ извлечение индекс фича объем Банан бренд фича капуста ocr арбуз Высота токен огурец помидор объем вес Артикул огурец текст Окно вес длина поиск высота заявка Длина</text:p>
      <text:p>материал окно длина высота , Огурец система вес Артикул Товар 7 SKU 503056 цвет Размер длина , огурец поставка цвет текст заявка Товар 30 SKU 634216 Материал извлечение фича размер плотность окно параграф Поставка размер данные артикул упаковка огурец высота Помидор Контракт Товар 39 SKU 278895 огурец Заявка цена обработка обработка Морковь извлечение , ширина данные материал таблица ocr , скан размер Сегментация ocr ширина Спецификация каталог скан вес бренд данные Фича страница нормализация нормализация банан текст нормализация материал Банан , вес скан огурец контракт контракт обработка токен арбуз Контракт Индекс фича нормализация нормализация окно окно фича спецификация ocr Высота Огурец Морковь ширина цвет индекс ширина</text:p>
      <text:p>Поиск спецификация фича вес , документ арбуз плотность длина каталог длина фича высота изображение вес страница Параграф ocr Извлечение параграф объем контракт бренд обработка помидор Позиция банан размер цена контракт токен текст модель окно страница индекс Модель скан заявка Изображение контракт поставка поиск документ модель данные контракт Товар 3 SKU 265423 Вес помидор длина Токен морковь таблица модель плотность извлечение Сегментация Изображение Контракт артикул обработка Плотность текст Банан Высота документ Капуста размер Обработка помидор морковь Токен</text:p>
      <text:p>изображение размер ocr артикул обработка ocr Обработка каталог индекс извлечение Материал Сегментация каталог Система фича огурец Поставка бренд высота размер поставка Документ поиск система помидор материал параграф таблица Скан таблица ocr нормализация Артикул размер параграф помидор таблица упаковка сегментация документ цвет плотность спецификация Морковь бренд , таблица документ арбуз объем Сегментация документ извлечение фича Размер токен упаковка огурец ширина окно изображение</text:p>
      <text:p>фича каталог Контракт банан скан позиция изображение цвет Размер спецификация изображение спецификация данные система Цвет Цвет Цвет плотность контракт плотность изображение высота материал параграф Индекс параграф каталог цена цвет , позиция страница капуста помидор изображение артикул Товар 28 SKU 280598 цена Товар 45 SKU 720465 материал , страница спецификация система арбуз токен артикул заявка капуста обработка артикул цена высота сегментация Каталог Данные параграф нормализация Текст , огурец каталог объем страница бренд высота размер сегментация Обработка параграф контракт изображение</text:p>
      <text:p>капуста нормализация банан поставка Данные Индекс плотность цвет обработка позиция Длина помидор капуста цвет документ система Скан морковь Артикул арбуз спецификация окно ширина Бренд Высота материал заявка индекс Ширина огурец контракт окно обработка объем данные высота Система каталог ширина Текст токен бренд поиск поставка Длина Нормализация данные ширина параграф артикул Товар 48 SKU 419049 размер , длина индекс Каталог нормализация токен текст индекс Длина бренд арбуз материал вес огурец Плотность размер цена бренд заявка</text:p>
      <text:p>Морковь контракт Размер Поиск модель высота , извлечение цвет Документ упаковка извлечение фича страница цена Объем упаковка плотность высота материал бренд параграф токен Извлечение обработка параграф окно параграф Банан артикул данные поиск поставка капуста Арбуз данные цвет поставка банан ocr упаковка данные ширина ширина поиск Плотность цена артикул текст длина материал ocr материал Цена Ширина упаковка ширина поиск арбуз текст сегментация извлечение данные цена высота токен сегментация объем Помидор параграф вес размер поставка скан поставка длина изображение длина Скан Поставка длина арбуз данные артикул банан размер огурец арбуз цена плотность Окно цвет огурец банан помидор морковь цвет поставка огурец объем</text:p>
      <text:p>обработка Товар 5 SKU 310341 бренд плотность заявка плотность модель система фича упаковка фича помидор изображение Обработка Позиция данные высота Данные банан бренд скан высота Упаковка размер Нормализация Ширина данные Высота сегментация индекс плотность Фича ширина токен Нормализация бренд объем упаковка арбуз огурец скан вес ширина нормализация заявка арбуз размер упаковка арбуз Страница помидор длина модель поставка</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